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celeration_with_interagent_distanc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IF([.B2]+[.C2]&gt;0;[.B2]/([.B2]+[.C2]);0)" office:value-type="float" office:value="0.333333333333333" calcext:value-type="float">
            <text:p>0.333333333333333</text:p>
          </table:table-cell>
          <table:table-cell table:formula="of:=[.B2]/([.B2]+[.E2])" office:value-type="float" office:value="0.285714285714286" calcext:value-type="float">
            <text:p>0.285714285714286</text:p>
          </table:table-cell>
          <table:table-cell table:formula="of:=[.B2]/([.B2]+0.5*([.C2]+[.E2]))" office:value-type="float" office:value="0.307692307692308" calcext:value-type="float">
            <text:p>0.30769230769230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IF([.B3]+[.C3]&gt;0;[.B3]/([.B3]+[.C3]);0)" office:value-type="float" office:value="1" calcext:value-type="float">
            <text:p>1</text:p>
          </table:table-cell>
          <table:table-cell table:formula="of:=[.B3]/([.B3]+[.E3])" office:value-type="float" office:value="0.142857142857143" calcext:value-type="float">
            <text:p>0.142857142857143</text:p>
          </table:table-cell>
          <table:table-cell table:formula="of:=[.B3]/([.B3]+0.5*([.C3]+[.E3]))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IF([.B4]+[.C4]&gt;0;[.B4]/([.B4]+[.C4]);0)" office:value-type="float" office:value="0" calcext:value-type="float">
            <text:p>0</text:p>
          </table:table-cell>
          <table:table-cell table:formula="of:=[.B4]/([.B4]+[.E4])" office:value-type="float" office:value="0" calcext:value-type="float">
            <text:p>0</text:p>
          </table:table-cell>
          <table:table-cell table:formula="of:=[.B4]/([.B4]+0.5*([.C4]+[.E4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IF([.B5]+[.C5]&gt;0;[.B5]/([.B5]+[.C5]);0)" office:value-type="float" office:value="0.2" calcext:value-type="float">
            <text:p>0.2</text:p>
          </table:table-cell>
          <table:table-cell table:formula="of:=[.B5]/([.B5]+[.E5])" office:value-type="float" office:value="0.142857142857143" calcext:value-type="float">
            <text:p>0.142857142857143</text:p>
          </table:table-cell>
          <table:table-cell table:formula="of:=[.B5]/([.B5]+0.5*([.C5]+[.E5]))" office:value-type="float" office:value="0.166666666666667" calcext:value-type="float">
            <text:p>0.166666666666667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IF([.B6]+[.C6]&gt;0;[.B6]/([.B6]+[.C6]);0)" office:value-type="float" office:value="0.5" calcext:value-type="float">
            <text:p>0.5</text:p>
          </table:table-cell>
          <table:table-cell table:formula="of:=[.B6]/([.B6]+[.E6])" office:value-type="float" office:value="0.125" calcext:value-type="float">
            <text:p>0.125</text:p>
          </table:table-cell>
          <table:table-cell table:formula="of:=[.B6]/([.B6]+0.5*([.C6]+[.E6]))"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IF([.B7]+[.C7]&gt;0;[.B7]/([.B7]+[.C7]);0)" office:value-type="float" office:value="0.333333333333333" calcext:value-type="float">
            <text:p>0.333333333333333</text:p>
          </table:table-cell>
          <table:table-cell table:formula="of:=[.B7]/([.B7]+[.E7])" office:value-type="float" office:value="0.285714285714286" calcext:value-type="float">
            <text:p>0.285714285714286</text:p>
          </table:table-cell>
          <table:table-cell table:formula="of:=[.B7]/([.B7]+0.5*([.C7]+[.E7]))" office:value-type="float" office:value="0.307692307692308" calcext:value-type="float">
            <text:p>0.30769230769230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IF([.B8]+[.C8]&gt;0;[.B8]/([.B8]+[.C8]);0)" office:value-type="float" office:value="0" calcext:value-type="float">
            <text:p>0</text:p>
          </table:table-cell>
          <table:table-cell table:formula="of:=[.B8]/([.B8]+[.E8])" office:value-type="float" office:value="0" calcext:value-type="float">
            <text:p>0</text:p>
          </table:table-cell>
          <table:table-cell table:formula="of:=[.B8]/([.B8]+0.5*([.C8]+[.E8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IF([.B9]+[.C9]&gt;0;[.B9]/([.B9]+[.C9]);0)" office:value-type="float" office:value="0.333333333333333" calcext:value-type="float">
            <text:p>0.333333333333333</text:p>
          </table:table-cell>
          <table:table-cell table:formula="of:=[.B9]/([.B9]+[.E9])" office:value-type="float" office:value="0.125" calcext:value-type="float">
            <text:p>0.125</text:p>
          </table:table-cell>
          <table:table-cell table:formula="of:=[.B9]/([.B9]+0.5*([.C9]+[.E9]))" office:value-type="float" office:value="0.181818181818182" calcext:value-type="float">
            <text:p>0.1818181818181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IF([.B10]+[.C10]&gt;0;[.B10]/([.B10]+[.C10]);0)" office:value-type="float" office:value="0" calcext:value-type="float">
            <text:p>0</text:p>
          </table:table-cell>
          <table:table-cell table:formula="of:=[.B10]/([.B10]+[.E10])" office:value-type="float" office:value="0" calcext:value-type="float">
            <text:p>0</text:p>
          </table:table-cell>
          <table:table-cell table:formula="of:=[.B10]/([.B10]+0.5*([.C10]+[.E10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IF([.B11]+[.C11]&gt;0;[.B11]/([.B11]+[.C11]);0)" office:value-type="float" office:value="0.333333333333333" calcext:value-type="float">
            <text:p>0.333333333333333</text:p>
          </table:table-cell>
          <table:table-cell table:formula="of:=[.B11]/([.B11]+[.E11])" office:value-type="float" office:value="0.125" calcext:value-type="float">
            <text:p>0.125</text:p>
          </table:table-cell>
          <table:table-cell table:formula="of:=[.B11]/([.B11]+0.5*([.C11]+[.E11]))" office:value-type="float" office:value="0.181818181818182" calcext:value-type="float">
            <text:p>0.18181818181818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IF([.B12]+[.C12]&gt;0;[.B12]/([.B12]+[.C12]);0)" office:value-type="float" office:value="0.333333333333333" calcext:value-type="float">
            <text:p>0.333333333333333</text:p>
          </table:table-cell>
          <table:table-cell table:formula="of:=[.B12]/([.B12]+[.E12])" office:value-type="float" office:value="0.125" calcext:value-type="float">
            <text:p>0.125</text:p>
          </table:table-cell>
          <table:table-cell table:formula="of:=[.B12]/([.B12]+0.5*([.C12]+[.E12]))" office:value-type="float" office:value="0.181818181818182" calcext:value-type="float">
            <text:p>0.181818181818182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IF([.B13]+[.C13]&gt;0;[.B13]/([.B13]+[.C13]);0)" office:value-type="float" office:value="0.5" calcext:value-type="float">
            <text:p>0.5</text:p>
          </table:table-cell>
          <table:table-cell table:formula="of:=[.B13]/([.B13]+[.E13])" office:value-type="float" office:value="0.125" calcext:value-type="float">
            <text:p>0.125</text:p>
          </table:table-cell>
          <table:table-cell table:formula="of:=[.B13]/([.B13]+0.5*([.C13]+[.E13]))"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IF([.B14]+[.C14]&gt;0;[.B14]/([.B14]+[.C14]);0)" office:value-type="float" office:value="0.375" calcext:value-type="float">
            <text:p>0.375</text:p>
          </table:table-cell>
          <table:table-cell table:formula="of:=[.B14]/([.B14]+[.E14])" office:value-type="float" office:value="0.428571428571429" calcext:value-type="float">
            <text:p>0.428571428571429</text:p>
          </table:table-cell>
          <table:table-cell table:formula="of:=[.B14]/([.B14]+0.5*([.C14]+[.E14]))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IF([.B15]+[.C15]&gt;0;[.B15]/([.B15]+[.C15]);0)" office:value-type="float" office:value="0.333333333333333" calcext:value-type="float">
            <text:p>0.333333333333333</text:p>
          </table:table-cell>
          <table:table-cell table:formula="of:=[.B15]/([.B15]+[.E15])" office:value-type="float" office:value="0.285714285714286" calcext:value-type="float">
            <text:p>0.285714285714286</text:p>
          </table:table-cell>
          <table:table-cell table:formula="of:=[.B15]/([.B15]+0.5*([.C15]+[.E15]))" office:value-type="float" office:value="0.307692307692308" calcext:value-type="float">
            <text:p>0.30769230769230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IF([.B16]+[.C16]&gt;0;[.B16]/([.B16]+[.C16]);0)" office:value-type="float" office:value="0.25" calcext:value-type="float">
            <text:p>0.25</text:p>
          </table:table-cell>
          <table:table-cell table:formula="of:=[.B16]/([.B16]+[.E16])" office:value-type="float" office:value="0.142857142857143" calcext:value-type="float">
            <text:p>0.142857142857143</text:p>
          </table:table-cell>
          <table:table-cell table:formula="of:=[.B16]/([.B16]+0.5*([.C16]+[.E16]))" office:value-type="float" office:value="0.181818181818182" calcext:value-type="float">
            <text:p>0.18181818181818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IF([.B17]+[.C17]&gt;0;[.B17]/([.B17]+[.C17]);0)" office:value-type="float" office:value="0.333333333333333" calcext:value-type="float">
            <text:p>0.333333333333333</text:p>
          </table:table-cell>
          <table:table-cell table:formula="of:=[.B17]/([.B17]+[.E17])" office:value-type="float" office:value="0.285714285714286" calcext:value-type="float">
            <text:p>0.285714285714286</text:p>
          </table:table-cell>
          <table:table-cell table:formula="of:=[.B17]/([.B17]+0.5*([.C17]+[.E17]))" office:value-type="float" office:value="0.307692307692308" calcext:value-type="float">
            <text:p>0.30769230769230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IF([.B18]+[.C18]&gt;0;[.B18]/([.B18]+[.C18]);0)" office:value-type="float" office:value="0.384615384615385" calcext:value-type="float">
            <text:p>0.384615384615385</text:p>
          </table:table-cell>
          <table:table-cell table:formula="of:=[.B18]/([.B18]+[.E18])" office:value-type="float" office:value="0.714285714285714" calcext:value-type="float">
            <text:p>0.714285714285714</text:p>
          </table:table-cell>
          <table:table-cell table:formula="of:=[.B18]/([.B18]+0.5*([.C18]+[.E18]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IF([.B19]+[.C19]&gt;0;[.B19]/([.B19]+[.C19]);0)" office:value-type="float" office:value="0.2" calcext:value-type="float">
            <text:p>0.2</text:p>
          </table:table-cell>
          <table:table-cell table:formula="of:=[.B19]/([.B19]+[.E19])" office:value-type="float" office:value="0.142857142857143" calcext:value-type="float">
            <text:p>0.142857142857143</text:p>
          </table:table-cell>
          <table:table-cell table:formula="of:=[.B19]/([.B19]+0.5*([.C19]+[.E19]))" office:value-type="float" office:value="0.166666666666667" calcext:value-type="float">
            <text:p>0.1666666666666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IF([.B20]+[.C20]&gt;0;[.B20]/([.B20]+[.C20]);0)" office:value-type="float" office:value="0.428571428571429" calcext:value-type="float">
            <text:p>0.428571428571429</text:p>
          </table:table-cell>
          <table:table-cell table:formula="of:=[.B20]/([.B20]+[.E20])" office:value-type="float" office:value="0.857142857142857" calcext:value-type="float">
            <text:p>0.857142857142857</text:p>
          </table:table-cell>
          <table:table-cell table:formula="of:=[.B20]/([.B20]+0.5*([.C20]+[.E20]))" office:value-type="float" office:value="0.571428571428571" calcext:value-type="float">
            <text:p>0.5714285714285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IF([.B21]+[.C21]&gt;0;[.B21]/([.B21]+[.C21]);0)" office:value-type="float" office:value="0" calcext:value-type="float">
            <text:p>0</text:p>
          </table:table-cell>
          <table:table-cell table:formula="of:=[.B21]/([.B21]+[.E21])" office:value-type="float" office:value="0" calcext:value-type="float">
            <text:p>0</text:p>
          </table:table-cell>
          <table:table-cell table:formula="of:=[.B21]/([.B21]+0.5*([.C21]+[.E21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IF([.B22]+[.C22]&gt;0;[.B22]/([.B22]+[.C22]);0)" office:value-type="float" office:value="0.333333333333333" calcext:value-type="float">
            <text:p>0.333333333333333</text:p>
          </table:table-cell>
          <table:table-cell table:formula="of:=[.B22]/([.B22]+[.E22])" office:value-type="float" office:value="0.125" calcext:value-type="float">
            <text:p>0.125</text:p>
          </table:table-cell>
          <table:table-cell table:formula="of:=[.B22]/([.B22]+0.5*([.C22]+[.E22]))" office:value-type="float" office:value="0.181818181818182" calcext:value-type="float">
            <text:p>0.18181818181818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IF([.B23]+[.C23]&gt;0;[.B23]/([.B23]+[.C23]);0)" office:value-type="float" office:value="0.571428571428571" calcext:value-type="float">
            <text:p>0.571428571428571</text:p>
          </table:table-cell>
          <table:table-cell table:formula="of:=[.B23]/([.B23]+[.E23])" office:value-type="float" office:value="0.5" calcext:value-type="float">
            <text:p>0.5</text:p>
          </table:table-cell>
          <table:table-cell table:formula="of:=[.B23]/([.B23]+0.5*([.C23]+[.E23]))" office:value-type="float" office:value="0.533333333333333" calcext:value-type="float">
            <text:p>0.5333333333333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IF([.B24]+[.C24]&gt;0;[.B24]/([.B24]+[.C24]);0)" office:value-type="float" office:value="0.4" calcext:value-type="float">
            <text:p>0.4</text:p>
          </table:table-cell>
          <table:table-cell table:formula="of:=[.B24]/([.B24]+[.E24])" office:value-type="float" office:value="0.25" calcext:value-type="float">
            <text:p>0.25</text:p>
          </table:table-cell>
          <table:table-cell table:formula="of:=[.B24]/([.B24]+0.5*([.C24]+[.E24]))" office:value-type="float" office:value="0.307692307692308" calcext:value-type="float">
            <text:p>0.30769230769230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IF([.B25]+[.C25]&gt;0;[.B25]/([.B25]+[.C25]);0)" office:value-type="float" office:value="0" calcext:value-type="float">
            <text:p>0</text:p>
          </table:table-cell>
          <table:table-cell table:formula="of:=[.B25]/([.B25]+[.E25])" office:value-type="float" office:value="0" calcext:value-type="float">
            <text:p>0</text:p>
          </table:table-cell>
          <table:table-cell table:formula="of:=[.B25]/([.B25]+0.5*([.C25]+[.E25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IF([.B26]+[.C26]&gt;0;[.B26]/([.B26]+[.C26]);0)" office:value-type="float" office:value="0.25" calcext:value-type="float">
            <text:p>0.25</text:p>
          </table:table-cell>
          <table:table-cell table:formula="of:=[.B26]/([.B26]+[.E26])" office:value-type="float" office:value="0.125" calcext:value-type="float">
            <text:p>0.125</text:p>
          </table:table-cell>
          <table:table-cell table:formula="of:=[.B26]/([.B26]+0.5*([.C26]+[.E26]))" office:value-type="float" office:value="0.166666666666667" calcext:value-type="float">
            <text:p>0.1666666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IF([.B27]+[.C27]&gt;0;[.B27]/([.B27]+[.C27]);0)" office:value-type="float" office:value="0" calcext:value-type="float">
            <text:p>0</text:p>
          </table:table-cell>
          <table:table-cell table:formula="of:=[.B27]/([.B27]+[.E27])" office:value-type="float" office:value="0" calcext:value-type="float">
            <text:p>0</text:p>
          </table:table-cell>
          <table:table-cell table:formula="of:=[.B27]/([.B27]+0.5*([.C27]+[.E27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IF([.B28]+[.C28]&gt;0;[.B28]/([.B28]+[.C28]);0)" office:value-type="float" office:value="0.6" calcext:value-type="float">
            <text:p>0.6</text:p>
          </table:table-cell>
          <table:table-cell table:formula="of:=[.B28]/([.B28]+[.E28])" office:value-type="float" office:value="0.375" calcext:value-type="float">
            <text:p>0.375</text:p>
          </table:table-cell>
          <table:table-cell table:formula="of:=[.B28]/([.B28]+0.5*([.C28]+[.E28]))" office:value-type="float" office:value="0.461538461538462" calcext:value-type="float">
            <text:p>0.46153846153846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IF([.B29]+[.C29]&gt;0;[.B29]/([.B29]+[.C29]);0)" office:value-type="float" office:value="0.4" calcext:value-type="float">
            <text:p>0.4</text:p>
          </table:table-cell>
          <table:table-cell table:formula="of:=[.B29]/([.B29]+[.E29])" office:value-type="float" office:value="0.25" calcext:value-type="float">
            <text:p>0.25</text:p>
          </table:table-cell>
          <table:table-cell table:formula="of:=[.B29]/([.B29]+0.5*([.C29]+[.E29]))" office:value-type="float" office:value="0.307692307692308" calcext:value-type="float">
            <text:p>0.30769230769230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IF([.B30]+[.C30]&gt;0;[.B30]/([.B30]+[.C30]);0)" office:value-type="float" office:value="0" calcext:value-type="float">
            <text:p>0</text:p>
          </table:table-cell>
          <table:table-cell table:formula="of:=[.B30]/([.B30]+[.E30])" office:value-type="float" office:value="0" calcext:value-type="float">
            <text:p>0</text:p>
          </table:table-cell>
          <table:table-cell table:formula="of:=[.B30]/([.B30]+0.5*([.C30]+[.E30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IF([.B31]+[.C31]&gt;0;[.B31]/([.B31]+[.C31]);0)" office:value-type="float" office:value="0.25" calcext:value-type="float">
            <text:p>0.25</text:p>
          </table:table-cell>
          <table:table-cell table:formula="of:=[.B31]/([.B31]+[.E31])" office:value-type="float" office:value="0.125" calcext:value-type="float">
            <text:p>0.125</text:p>
          </table:table-cell>
          <table:table-cell table:formula="of:=[.B31]/([.B31]+0.5*([.C31]+[.E31]))" office:value-type="float" office:value="0.166666666666667" calcext:value-type="float">
            <text:p>0.1666666666666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IF([.B32]+[.C32]&gt;0;[.B32]/([.B32]+[.C32]);0)" office:value-type="float" office:value="0.375" calcext:value-type="float">
            <text:p>0.375</text:p>
          </table:table-cell>
          <table:table-cell table:formula="of:=[.B32]/([.B32]+[.E32])" office:value-type="float" office:value="0.428571428571429" calcext:value-type="float">
            <text:p>0.428571428571429</text:p>
          </table:table-cell>
          <table:table-cell table:formula="of:=[.B32]/([.B32]+0.5*([.C32]+[.E32]))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IF([.B33]+[.C33]&gt;0;[.B33]/([.B33]+[.C33]);0)" office:value-type="float" office:value="0.4" calcext:value-type="float">
            <text:p>0.4</text:p>
          </table:table-cell>
          <table:table-cell table:formula="of:=[.B33]/([.B33]+[.E33])" office:value-type="float" office:value="0.285714285714286" calcext:value-type="float">
            <text:p>0.285714285714286</text:p>
          </table:table-cell>
          <table:table-cell table:formula="of:=[.B33]/([.B33]+0.5*([.C33]+[.E33]))"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IF([.B34]+[.C34]&gt;0;[.B34]/([.B34]+[.C34]);0)" office:value-type="float" office:value="0" calcext:value-type="float">
            <text:p>0</text:p>
          </table:table-cell>
          <table:table-cell table:formula="of:=[.B34]/([.B34]+[.E34])" office:value-type="float" office:value="0" calcext:value-type="float">
            <text:p>0</text:p>
          </table:table-cell>
          <table:table-cell table:formula="of:=[.B34]/([.B34]+0.5*([.C34]+[.E34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IF([.B35]+[.C35]&gt;0;[.B35]/([.B35]+[.C35]);0)" office:value-type="float" office:value="0.5" calcext:value-type="float">
            <text:p>0.5</text:p>
          </table:table-cell>
          <table:table-cell table:formula="of:=[.B35]/([.B35]+[.E35])" office:value-type="float" office:value="0.25" calcext:value-type="float">
            <text:p>0.25</text:p>
          </table:table-cell>
          <table:table-cell table:formula="of:=[.B35]/([.B35]+0.5*([.C35]+[.E35]))"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IF([.B36]+[.C36]&gt;0;[.B36]/([.B36]+[.C36]);0)" office:value-type="float" office:value="0.230769230769231" calcext:value-type="float">
            <text:p>0.230769230769231</text:p>
          </table:table-cell>
          <table:table-cell table:formula="of:=[.B36]/([.B36]+[.E36])" office:value-type="float" office:value="0.428571428571429" calcext:value-type="float">
            <text:p>0.428571428571429</text:p>
          </table:table-cell>
          <table:table-cell table:formula="of:=[.B36]/([.B36]+0.5*([.C36]+[.E36]))"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IF([.B37]+[.C37]&gt;0;[.B37]/([.B37]+[.C37]);0)" office:value-type="float" office:value="0.428571428571429" calcext:value-type="float">
            <text:p>0.428571428571429</text:p>
          </table:table-cell>
          <table:table-cell table:formula="of:=[.B37]/([.B37]+[.E37])" office:value-type="float" office:value="0.428571428571429" calcext:value-type="float">
            <text:p>0.428571428571429</text:p>
          </table:table-cell>
          <table:table-cell table:formula="of:=[.B37]/([.B37]+0.5*([.C37]+[.E37]))" office:value-type="float" office:value="0.428571428571429" calcext:value-type="float">
            <text:p>0.428571428571429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IF([.B38]+[.C38]&gt;0;[.B38]/([.B38]+[.C38]);0)" office:value-type="float" office:value="0.5" calcext:value-type="float">
            <text:p>0.5</text:p>
          </table:table-cell>
          <table:table-cell table:formula="of:=[.B38]/([.B38]+[.E38])" office:value-type="float" office:value="0.125" calcext:value-type="float">
            <text:p>0.125</text:p>
          </table:table-cell>
          <table:table-cell table:formula="of:=[.B38]/([.B38]+0.5*([.C38]+[.E38]))"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IF([.B39]+[.C39]&gt;0;[.B39]/([.B39]+[.C39]);0)" office:value-type="float" office:value="0.375" calcext:value-type="float">
            <text:p>0.375</text:p>
          </table:table-cell>
          <table:table-cell table:formula="of:=[.B39]/([.B39]+[.E39])" office:value-type="float" office:value="0.428571428571429" calcext:value-type="float">
            <text:p>0.428571428571429</text:p>
          </table:table-cell>
          <table:table-cell table:formula="of:=[.B39]/([.B39]+0.5*([.C39]+[.E39]))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IF([.B40]+[.C40]&gt;0;[.B40]/([.B40]+[.C40]);0)" office:value-type="float" office:value="0.333333333333333" calcext:value-type="float">
            <text:p>0.333333333333333</text:p>
          </table:table-cell>
          <table:table-cell table:formula="of:=[.B40]/([.B40]+[.E40])" office:value-type="float" office:value="0.125" calcext:value-type="float">
            <text:p>0.125</text:p>
          </table:table-cell>
          <table:table-cell table:formula="of:=[.B40]/([.B40]+0.5*([.C40]+[.E40]))" office:value-type="float" office:value="0.181818181818182" calcext:value-type="float">
            <text:p>0.181818181818182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IF([.B41]+[.C41]&gt;0;[.B41]/([.B41]+[.C41]);0)" office:value-type="float" office:value="0.5" calcext:value-type="float">
            <text:p>0.5</text:p>
          </table:table-cell>
          <table:table-cell table:formula="of:=[.B41]/([.B41]+[.E41])" office:value-type="float" office:value="0.125" calcext:value-type="float">
            <text:p>0.125</text:p>
          </table:table-cell>
          <table:table-cell table:formula="of:=[.B41]/([.B41]+0.5*([.C41]+[.E41]))"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IF([.B42]+[.C42]&gt;0;[.B42]/([.B42]+[.C42]);0)" office:value-type="float" office:value="0.333333333333333" calcext:value-type="float">
            <text:p>0.333333333333333</text:p>
          </table:table-cell>
          <table:table-cell table:formula="of:=[.B42]/([.B42]+[.E42])" office:value-type="float" office:value="0.125" calcext:value-type="float">
            <text:p>0.125</text:p>
          </table:table-cell>
          <table:table-cell table:formula="of:=[.B42]/([.B42]+0.5*([.C42]+[.E42]))" office:value-type="float" office:value="0.181818181818182" calcext:value-type="float">
            <text:p>0.1818181818181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IF([.B43]+[.C43]&gt;0;[.B43]/([.B43]+[.C43]);0)" office:value-type="float" office:value="0" calcext:value-type="float">
            <text:p>0</text:p>
          </table:table-cell>
          <table:table-cell table:formula="of:=[.B43]/([.B43]+[.E43])" office:value-type="float" office:value="0" calcext:value-type="float">
            <text:p>0</text:p>
          </table:table-cell>
          <table:table-cell table:formula="of:=[.B43]/([.B43]+0.5*([.C43]+[.E43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IF([.B44]+[.C44]&gt;0;[.B44]/([.B44]+[.C44]);0)" office:value-type="float" office:value="0.571428571428571" calcext:value-type="float">
            <text:p>0.571428571428571</text:p>
          </table:table-cell>
          <table:table-cell table:formula="of:=[.B44]/([.B44]+[.E44])" office:value-type="float" office:value="0.5" calcext:value-type="float">
            <text:p>0.5</text:p>
          </table:table-cell>
          <table:table-cell table:formula="of:=[.B44]/([.B44]+0.5*([.C44]+[.E44]))" office:value-type="float" office:value="0.533333333333333" calcext:value-type="float">
            <text:p>0.5333333333333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IF([.B45]+[.C45]&gt;0;[.B45]/([.B45]+[.C45]);0)" office:value-type="float" office:value="0.333333333333333" calcext:value-type="float">
            <text:p>0.333333333333333</text:p>
          </table:table-cell>
          <table:table-cell table:formula="of:=[.B45]/([.B45]+[.E45])" office:value-type="float" office:value="0.428571428571429" calcext:value-type="float">
            <text:p>0.428571428571429</text:p>
          </table:table-cell>
          <table:table-cell table:formula="of:=[.B45]/([.B45]+0.5*([.C45]+[.E45]))" office:value-type="float" office:value="0.375" calcext:value-type="float">
            <text:p>0.375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IF([.B46]+[.C46]&gt;0;[.B46]/([.B46]+[.C46]);0)" office:value-type="float" office:value="0.5" calcext:value-type="float">
            <text:p>0.5</text:p>
          </table:table-cell>
          <table:table-cell table:formula="of:=[.B46]/([.B46]+[.E46])" office:value-type="float" office:value="0.25" calcext:value-type="float">
            <text:p>0.25</text:p>
          </table:table-cell>
          <table:table-cell table:formula="of:=[.B46]/([.B46]+0.5*([.C46]+[.E46]))"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IF([.B47]+[.C47]&gt;0;[.B47]/([.B47]+[.C47]);0)" office:value-type="float" office:value="0.25" calcext:value-type="float">
            <text:p>0.25</text:p>
          </table:table-cell>
          <table:table-cell table:formula="of:=[.B47]/([.B47]+[.E47])" office:value-type="float" office:value="0.142857142857143" calcext:value-type="float">
            <text:p>0.142857142857143</text:p>
          </table:table-cell>
          <table:table-cell table:formula="of:=[.B47]/([.B47]+0.5*([.C47]+[.E47]))" office:value-type="float" office:value="0.181818181818182" calcext:value-type="float">
            <text:p>0.18181818181818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IF([.B48]+[.C48]&gt;0;[.B48]/([.B48]+[.C48]);0)" office:value-type="float" office:value="0.25" calcext:value-type="float">
            <text:p>0.25</text:p>
          </table:table-cell>
          <table:table-cell table:formula="of:=[.B48]/([.B48]+[.E48])" office:value-type="float" office:value="0.125" calcext:value-type="float">
            <text:p>0.125</text:p>
          </table:table-cell>
          <table:table-cell table:formula="of:=[.B48]/([.B48]+0.5*([.C48]+[.E48]))" office:value-type="float" office:value="0.166666666666667" calcext:value-type="float">
            <text:p>0.166666666666667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IF([.B49]+[.C49]&gt;0;[.B49]/([.B49]+[.C49]);0)" office:value-type="float" office:value="0.5" calcext:value-type="float">
            <text:p>0.5</text:p>
          </table:table-cell>
          <table:table-cell table:formula="of:=[.B49]/([.B49]+[.E49])" office:value-type="float" office:value="0.142857142857143" calcext:value-type="float">
            <text:p>0.142857142857143</text:p>
          </table:table-cell>
          <table:table-cell table:formula="of:=[.B49]/([.B49]+0.5*([.C49]+[.E49]))" office:value-type="float" office:value="0.222222222222222" calcext:value-type="float">
            <text:p>0.22222222222222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B50]+[.C50]&gt;0;[.B50]/([.B50]+[.C50]);0)" office:value-type="float" office:value="0.269230769230769" calcext:value-type="float">
            <text:p>0.269230769230769</text:p>
          </table:table-cell>
          <table:table-cell table:formula="of:=[.B50]/([.B50]+[.E50])" office:value-type="float" office:value="0.875" calcext:value-type="float">
            <text:p>0.875</text:p>
          </table:table-cell>
          <table:table-cell table:formula="of:=[.B50]/([.B50]+0.5*([.C50]+[.E50]))" office:value-type="float" office:value="0.411764705882353" calcext:value-type="float">
            <text:p>0.41176470588235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IF([.B51]+[.C51]&gt;0;[.B51]/([.B51]+[.C51]);0)" office:value-type="float" office:value="0.555555555555556" calcext:value-type="float">
            <text:p>0.555555555555556</text:p>
          </table:table-cell>
          <table:table-cell table:formula="of:=[.B51]/([.B51]+[.E51])" office:value-type="float" office:value="0.714285714285714" calcext:value-type="float">
            <text:p>0.714285714285714</text:p>
          </table:table-cell>
          <table:table-cell table:formula="of:=[.B51]/([.B51]+0.5*([.C51]+[.E51]))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:.B51])" office:value-type="float" office:value="1.78" calcext:value-type="float">
            <text:p>1.78</text:p>
          </table:table-cell>
          <table:table-cell table:formula="of:=AVERAGE([.C1:.C51])" office:value-type="float" office:value="3.44" calcext:value-type="float">
            <text:p>3.44</text:p>
          </table:table-cell>
          <table:table-cell table:formula="of:=AVERAGE([.D1:.D51])" office:value-type="float" office:value="18.96" calcext:value-type="float">
            <text:p>18.96</text:p>
          </table:table-cell>
          <table:table-cell table:formula="of:=AVERAGE([.E1:.E51])" office:value-type="float" office:value="5.82" calcext:value-type="float">
            <text:p>5.82</text:p>
          </table:table-cell>
          <table:table-cell table:formula="of:=AVERAGE([.F1:.F51])" office:value-type="float" office:value="0.323636752136752" calcext:value-type="float">
            <text:p>0.323636752136752</text:p>
          </table:table-cell>
          <table:table-cell table:formula="of:=AVERAGE([.G1:.G51])" office:value-type="float" office:value="0.240357142857143" calcext:value-type="float">
            <text:p>0.240357142857143</text:p>
          </table:table-cell>
          <table:table-cell table:formula="of:=AVERAGE([.H1:.H51])" office:value-type="float" office:value="0.246924493806847" calcext:value-type="float">
            <text:p>0.246924493806847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1:.B51])" office:value-type="float" office:value="1.60725396441336" calcext:value-type="float">
            <text:p>1.60725396441336</text:p>
          </table:table-cell>
          <table:table-cell table:formula="of:=STDEV([.C1:.C51])" office:value-type="float" office:value="2.94271844333342" calcext:value-type="float">
            <text:p>2.94271844333342</text:p>
          </table:table-cell>
          <table:table-cell table:formula="of:=STDEV([.D1:.D51])" office:value-type="float" office:value="2.84253408071038" calcext:value-type="float">
            <text:p>2.84253408071038</text:p>
          </table:table-cell>
          <table:table-cell table:formula="of:=STDEV([.E1:.E51])" office:value-type="float" office:value="1.84822032435176" calcext:value-type="float">
            <text:p>1.84822032435176</text:p>
          </table:table-cell>
          <table:table-cell table:formula="of:=STDEV([.F1:.F51])" office:value-type="float" office:value="0.201640143859492" calcext:value-type="float">
            <text:p>0.201640143859492</text:p>
          </table:table-cell>
          <table:table-cell table:formula="of:=STDEV([.G1:.G51])" office:value-type="float" office:value="0.219393984249488" calcext:value-type="float">
            <text:p>0.219393984249488</text:p>
          </table:table-cell>
          <table:table-cell table:formula="of:=STDEV([.H1:.H51])" office:value-type="float" office:value="0.165427134116005" calcext:value-type="float">
            <text:p>0.165427134116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22:26:14.072588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2T22:27:28.162037812</dc:date>
    <meta:editing-duration>PT1M55S</meta:editing-duration>
    <meta:editing-cycles>2</meta:editing-cycles>
    <meta:generator>LibreOffice/6.4.7.2$Linux_X86_64 LibreOffice_project/40$Build-2</meta:generator>
    <meta:document-statistic meta:table-count="1" meta:cell-count="373" meta:object-count="0"/>
  </office:meta>
</office:document-meta>
</file>